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9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ce2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kHz Lower</text:p>
          </table:table-cell>
          <table:table-cell table:style-name="Default" office:value-type="string" calcext:value-type="string">
            <text:p>kHz Upper</text:p>
          </table:table-cell>
          <table:table-cell table:style-name="Default" office:value-type="string" calcext:value-type="string">
            <text:p>BW</text:p>
          </table:table-cell>
        </table:table-row>
        <table:table-row table:style-name="ro1">
          <table:table-cell office:value-type="string" calcext:value-type="string">
            <text:p>HAM A (S)</text:p>
          </table:table-cell>
          <table:table-cell office:value-type="float" office:value="135700" calcext:value-type="float">
            <text:p>1.36E+05</text:p>
          </table:table-cell>
          <table:table-cell office:value-type="float" office:value="137800" calcext:value-type="float">
            <text:p>1.38E+05</text:p>
          </table:table-cell>
          <table:table-cell table:formula="of:=[.C4]-[.B4]" office:value-type="float" office:value="2100" calcext:value-type="float">
            <text:p>2.10E+03</text:p>
          </table:table-cell>
        </table:table-row>
        <table:table-row table:style-name="ro1">
          <table:table-cell office:value-type="string" calcext:value-type="string">
            <text:p>HAM A,B (S)</text:p>
          </table:table-cell>
          <table:table-cell office:value-type="float" office:value="1810000" calcext:value-type="float">
            <text:p>1.81E+06</text:p>
          </table:table-cell>
          <table:table-cell office:value-type="float" office:value="1950000" calcext:value-type="float">
            <text:p>1.95E+06</text:p>
          </table:table-cell>
          <table:table-cell table:formula="of:=[.C5]-[.B5]" office:value-type="float" office:value="140000" calcext:value-type="float">
            <text:p>140.00E+03</text:p>
          </table:table-cell>
        </table:table-row>
        <table:table-row table:style-name="ro1">
          <table:table-cell office:value-type="string" calcext:value-type="string">
            <text:p>HAM D (P)</text:p>
          </table:table-cell>
          <table:table-cell office:value-type="float" office:value="3500000" calcext:value-type="float">
            <text:p>3.50E+06</text:p>
          </table:table-cell>
          <table:table-cell office:value-type="float" office:value="3800000" calcext:value-type="float">
            <text:p>3.80E+06</text:p>
          </table:table-cell>
          <table:table-cell table:formula="of:=[.C6]-[.B6]" office:value-type="float" office:value="300000" calcext:value-type="float">
            <text:p>300.00E+03</text:p>
          </table:table-cell>
        </table:table-row>
        <table:table-row table:style-name="ro1">
          <table:table-cell office:value-type="string" calcext:value-type="string">
            <text:p>HAM B (S)</text:p>
          </table:table-cell>
          <table:table-cell office:value-type="float" office:value="7000000" calcext:value-type="float">
            <text:p>7.00E+06</text:p>
          </table:table-cell>
          <table:table-cell office:value-type="float" office:value="7200000" calcext:value-type="float">
            <text:p>7.20E+06</text:p>
          </table:table-cell>
          <table:table-cell table:formula="of:=[.C7]-[.B7]" office:value-type="float" office:value="200000" calcext:value-type="float">
            <text:p>200.00E+03</text:p>
          </table:table-cell>
        </table:table-row>
        <table:table-row table:style-name="ro1">
          <table:table-cell office:value-type="string" calcext:value-type="string">
            <text:p>HAM B (S)</text:p>
          </table:table-cell>
          <table:table-cell office:value-type="float" office:value="10100000" calcext:value-type="float">
            <text:p>1.01E+07</text:p>
          </table:table-cell>
          <table:table-cell office:value-type="float" office:value="10150000" calcext:value-type="float">
            <text:p>1.02E+07</text:p>
          </table:table-cell>
          <table:table-cell table:formula="of:=[.C8]-[.B8]" office:value-type="float" office:value="50000" calcext:value-type="float">
            <text:p>50.00E+03</text:p>
          </table:table-cell>
        </table:table-row>
        <table:table-row table:style-name="ro1">
          <table:table-cell office:value-type="string" calcext:value-type="string">
            <text:p>ISM</text:p>
          </table:table-cell>
          <table:table-cell office:value-type="float" office:value="13553000" calcext:value-type="float">
            <text:p>1.36E+07</text:p>
          </table:table-cell>
          <table:table-cell office:value-type="float" office:value="13567000" calcext:value-type="float">
            <text:p>1.36E+07</text:p>
          </table:table-cell>
          <table:table-cell table:formula="of:=[.C9]-[.B9]" office:value-type="float" office:value="14000" calcext:value-type="float">
            <text:p>14.00E+03</text:p>
          </table:table-cell>
        </table:table-row>
        <table:table-row table:style-name="ro1">
          <table:table-cell office:value-type="string" calcext:value-type="string">
            <text:p>ISM</text:p>
          </table:table-cell>
          <table:table-cell office:value-type="float" office:value="26957000" calcext:value-type="float">
            <text:p>2.70E+07</text:p>
          </table:table-cell>
          <table:table-cell office:value-type="float" office:value="27283000" calcext:value-type="float">
            <text:p>2.73E+07</text:p>
          </table:table-cell>
          <table:table-cell table:formula="of:=[.C10]-[.B10]" office:value-type="float" office:value="326000" calcext:value-type="float">
            <text:p>326.00E+03</text:p>
          </table:table-cell>
        </table:table-row>
        <table:table-row table:style-name="ro1">
          <table:table-cell office:value-type="string" calcext:value-type="string">
            <text:p>ISM, HAM A (S) (concat)</text:p>
          </table:table-cell>
          <table:table-cell office:value-type="float" office:value="40660000" calcext:value-type="float">
            <text:p>4.07E+07</text:p>
          </table:table-cell>
          <table:table-cell office:value-type="float" office:value="52000000" calcext:value-type="float">
            <text:p>5.20E+07</text:p>
          </table:table-cell>
          <table:table-cell table:formula="of:=[.C11]-[.B11]" office:value-type="float" office:value="11340000" calcext:value-type="float">
            <text:p>11.34E+06</text:p>
          </table:table-cell>
        </table:table-row>
        <table:table-row table:style-name="ro1">
          <table:table-cell office:value-type="string" calcext:value-type="string">
            <text:p>ISM</text:p>
          </table:table-cell>
          <table:table-cell office:value-type="float" office:value="430000000" calcext:value-type="float">
            <text:p>4.30E+08</text:p>
          </table:table-cell>
          <table:table-cell office:value-type="float" office:value="439100000" calcext:value-type="float">
            <text:p>4.39E+08</text:p>
          </table:table-cell>
          <table:table-cell table:formula="of:=[.C12]-[.B12]" office:value-type="float" office:value="9100000" calcext:value-type="float">
            <text:p>9.10E+06</text:p>
          </table:table-cell>
        </table:table-row>
        <table:table-row table:style-name="ro1">
          <table:table-cell office:value-type="string" calcext:value-type="string">
            <text:p>ISM/LORA EU</text:p>
          </table:table-cell>
          <table:table-cell office:value-type="float" office:value="863000000" calcext:value-type="float">
            <text:p>8.63E+08</text:p>
          </table:table-cell>
          <table:table-cell office:value-type="float" office:value="870000000" calcext:value-type="float">
            <text:p>8.70E+08</text:p>
          </table:table-cell>
          <table:table-cell table:formula="of:=[.C13]-[.B13]" office:value-type="float" office:value="7000000" calcext:value-type="float">
            <text:p>7.00E+06</text:p>
          </table:table-cell>
        </table:table-row>
        <table:table-row table:style-name="ro1">
          <table:table-cell office:value-type="string" calcext:value-type="string">
            <text:p>ISM/LORA US</text:p>
          </table:table-cell>
          <table:table-cell office:value-type="float" office:value="902000000" calcext:value-type="float">
            <text:p>9.02E+08</text:p>
          </table:table-cell>
          <table:table-cell office:value-type="float" office:value="928000000" calcext:value-type="float">
            <text:p>9.28E+08</text:p>
          </table:table-cell>
          <table:table-cell table:formula="of:=[.C14]-[.B14]" office:value-type="float" office:value="26000000" calcext:value-type="float">
            <text:p>26.00E+06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BW SUMM</text:p>
          </table:table-cell>
          <table:table-cell table:formula="of:=SUM([.D4:.D14])" office:value-type="float" office:value="54472100" calcext:value-type="float">
            <text:p>54.47E+06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BITRATE</text:p>
          </table:table-cell>
          <table:table-cell table:formula="of:=12*[.D15]" office:value-type="float" office:value="653665200" calcext:value-type="float">
            <text:p>653.67E+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1:18:01.093257068</meta:creation-date>
    <dc:date>2019-05-13T15:58:36.144162443</dc:date>
    <meta:editing-duration>PT2H18M5S</meta:editing-duration>
    <meta:editing-cycles>1</meta:editing-cycles>
    <meta:document-statistic meta:table-count="1" meta:cell-count="51" meta:object-count="0"/>
    <meta:generator>LibreOffice/6.0.7.3$Linux_X86_64 LibreOffice_project/00m0$Build-3</meta:generator>
  </office:meta>
</office:document-meta>
</file>